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" style:family="graphic" style:parent-style-name="standard">
      <style:graphic-properties draw:fill-color="#f8fafc" draw:textarea-horizontal-align="justify" draw:textarea-vertical-align="middle" draw:auto-grow-height="false" fo:min-height="0.44cm" fo:min-width="4.958cm" loext:decorative="false"/>
    </style:style>
    <style:style style:name="gr3" style:family="graphic" style:parent-style-name="standard">
      <style:graphic-properties svg:stroke-color="#f8fafc" draw:fill-color="#f8fafc" draw:textarea-horizontal-align="justify" draw:textarea-vertical-align="middle" draw:auto-grow-height="false" fo:min-height="0.427cm" fo:min-width="7.501cm" loext:decorative="false"/>
    </style:style>
    <style:style style:name="gr4" style:family="graphic" style:parent-style-name="standard">
      <style:graphic-properties svg:stroke-color="#f8fafc" draw:fill-color="#f8fafc" draw:opacity="0%" draw:textarea-horizontal-align="justify" draw:textarea-vertical-align="middle" draw:auto-grow-height="false" fo:min-height="25.69cm" fo:min-width="24.535cm" loext:decorative="false"/>
    </style:style>
    <style:style style:name="gr5" style:family="graphic" style:parent-style-name="standard">
      <style:graphic-properties draw:fill-color="#f8fafc" draw:textarea-horizontal-align="justify" draw:textarea-vertical-align="middle" draw:auto-grow-height="false" fo:min-height="0.44cm" fo:min-width="3.431cm" loext:decorative="false"/>
    </style:style>
    <style:style style:name="gr6" style:family="graphic" style:parent-style-name="standard">
      <style:graphic-properties svg:stroke-color="#f8fafc" draw:fill-color="#f8fafc" draw:textarea-horizontal-align="justify" draw:textarea-vertical-align="middle" draw:auto-grow-height="false" fo:min-height="0.449cm" fo:min-width="5.151cm" loext:decorative="false"/>
    </style:style>
    <style:style style:name="gr7" style:family="graphic" style:parent-style-name="standard">
      <style:graphic-properties draw:fill-color="#f8fafc" draw:textarea-horizontal-align="justify" draw:textarea-vertical-align="middle" draw:auto-grow-height="false" fo:min-height="0.44cm" fo:min-width="4.479cm" loext:decorative="false"/>
    </style:style>
    <style:style style:name="gr8" style:family="graphic" style:parent-style-name="standard">
      <style:graphic-properties svg:stroke-color="#f8fafc" draw:fill-color="#f8fafc" draw:textarea-horizontal-align="justify" draw:textarea-vertical-align="middle" draw:auto-grow-height="false" fo:min-height="0.385cm" fo:min-width="7.077cm" loext:decorative="false"/>
    </style:style>
    <style:style style:name="gr9" style:family="graphic" style:parent-style-name="standard">
      <style:graphic-properties svg:stroke-color="#f8fafc" draw:fill-color="#f8fafc" draw:textarea-horizontal-align="justify" draw:textarea-vertical-align="middle" draw:auto-grow-height="false" fo:min-height="0.3cm" fo:min-width="7.564cm" loext:decorative="false"/>
    </style:style>
    <style:style style:name="gr10" style:family="graphic" style:parent-style-name="standard">
      <style:graphic-properties draw:opacity="0%" draw:textarea-horizontal-align="justify" draw:textarea-vertical-align="middle" draw:auto-grow-height="false" fo:min-height="0.44cm" fo:min-width="5.088cm" loext:decorative="false"/>
    </style:style>
    <style:style style:name="gr11" style:family="graphic" style:parent-style-name="standard">
      <style:graphic-properties svg:stroke-color="#f8fafc" draw:fill-color="#f8fafc" draw:textarea-horizontal-align="justify" draw:textarea-vertical-align="middle" draw:auto-grow-height="false" fo:min-height="0.385cm" fo:min-width="7.649cm" loext:decorative="false"/>
    </style:style>
    <style:style style:name="gr12" style:family="graphic" style:parent-style-name="standard">
      <style:graphic-properties svg:stroke-color="#f8fafc" draw:fill-color="#f8fafc" draw:textarea-horizontal-align="justify" draw:textarea-vertical-align="middle" draw:auto-grow-height="false" fo:min-height="0.449cm" fo:min-width="7.734cm" loext:decorative="false"/>
    </style:style>
    <style:style style:name="gr13" style:family="graphic" style:parent-style-name="standard">
      <style:graphic-properties svg:stroke-color="#f8fafc" draw:fill-color="#f8fafc" draw:textarea-horizontal-align="justify" draw:textarea-vertical-align="middle" draw:auto-grow-height="false" fo:min-height="0.745cm" fo:min-width="8.136cm" loext:decorative="false"/>
    </style:style>
    <style:style style:name="gr14" style:family="graphic" style:parent-style-name="standard">
      <style:graphic-properties draw:fill-color="#f8fafc" draw:opacity="0%" draw:textarea-horizontal-align="justify" draw:textarea-vertical-align="middle" draw:auto-grow-height="false" fo:min-height="0.44cm" fo:min-width="4.479cm" loext:decorative="false"/>
    </style:style>
    <style:style style:name="gr15" style:family="graphic" style:parent-style-name="standard">
      <style:graphic-properties svg:stroke-color="#f8fafc" draw:fill-color="#f8fafc" draw:textarea-horizontal-align="justify" draw:textarea-vertical-align="middle" draw:auto-grow-height="false" fo:min-height="0.449cm" fo:min-width="7.437cm" loext:decorative="false"/>
    </style:style>
    <style:style style:name="gr16" style:family="graphic" style:parent-style-name="objectwithoutfill">
      <style:graphic-properties draw:fill="none" draw:textarea-vertical-align="middle" loext:decorative="false"/>
    </style:style>
    <style:style style:name="gr17" style:family="graphic" style:parent-style-name="standard">
      <style:graphic-properties svg:stroke-color="#f8fafc" draw:fill-color="#f8fafc" draw:textarea-horizontal-align="justify" draw:textarea-vertical-align="middle" draw:auto-grow-height="false" fo:min-height="0.343cm" fo:min-width="5.406cm" loext:decorative="false"/>
    </style:style>
    <style:style style:name="gr18" style:family="graphic" style:parent-style-name="standard">
      <style:graphic-properties draw:opacity="0%" draw:textarea-horizontal-align="justify" draw:textarea-vertical-align="middle" draw:auto-grow-height="false" fo:min-height="0.08cm" fo:min-width="2.508cm" loext:decorative="false"/>
    </style:style>
    <style:style style:name="gr19" style:family="graphic" style:parent-style-name="standard">
      <style:graphic-properties svg:stroke-color="#f8fafc" draw:fill-color="#f8fafc" draw:textarea-horizontal-align="justify" draw:textarea-vertical-align="middle" draw:auto-grow-height="false" fo:min-height="0.258cm" fo:min-width="4.834cm" loext:decorative="false"/>
    </style:style>
    <style:style style:name="gr20" style:family="graphic" style:parent-style-name="objectwithoutfill">
      <style:graphic-properties svg:stroke-width="0.081cm" svg:stroke-color="#f7e20c" draw:marker-start-width="0.321cm" draw:marker-end-width="0.321cm" draw:fill="none" draw:fill-color="#f7e20c" draw:textarea-vertical-align="middle" fo:padding-top="0.165cm" fo:padding-bottom="0.165cm" fo:padding-left="0.29cm" fo:padding-right="0.29cm" loext:decorative="false"/>
    </style:style>
    <style:style style:name="gr21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5.449cm" fo:min-width="5.146cm" fo:padding-top="0.142cm" fo:padding-bottom="0.142cm" fo:padding-left="0.267cm" fo:padding-right="0.267cm" loext:decorative="false"/>
    </style:style>
    <style:style style:name="gr22" style:family="graphic" style:parent-style-name="objectwithoutfill">
      <style:graphic-properties svg:stroke-width="0.212cm" svg:stroke-color="#f7e20c" draw:marker-start-width="0.517cm" draw:marker-end="Arrowheads_20_1" draw:marker-end-width="0.617cm" draw:fill="none" draw:fill-color="#f7e20c" draw:textarea-vertical-align="middle" fo:padding-top="0.23cm" fo:padding-bottom="0.23cm" fo:padding-left="0.355cm" fo:padding-right="0.355cm" loext:decorative="false"/>
    </style:style>
    <style:style style:name="gr23" style:family="graphic" style:parent-style-name="objectwithoutfill">
      <style:graphic-properties svg:stroke-color="#fd0a0a" draw:fill="none" draw:textarea-vertical-align="middle" loext:decorative="false"/>
    </style:style>
    <style:style style:name="gr24" style:family="graphic" style:parent-style-name="standard">
      <style:graphic-properties svg:stroke-color="#fd0a0a" draw:opacity="0%" draw:textarea-horizontal-align="justify" draw:textarea-vertical-align="middle" draw:auto-grow-height="false" fo:min-height="0.559cm" fo:min-width="5.248cm" loext:decorative="false"/>
    </style:style>
    <style:style style:name="gr25" style:family="graphic" style:parent-style-name="objectwithoutfill">
      <style:graphic-properties svg:stroke-color="#868788" draw:fill="none" draw:textarea-vertical-align="middle" loext:decorative="false"/>
    </style:style>
    <style:style style:name="gr26" style:family="graphic" style:parent-style-name="standard">
      <style:graphic-properties svg:stroke-width="0.081cm" svg:stroke-color="#000000" draw:marker-start-width="0.321cm" draw:marker-end-width="0.321cm" draw:fill-color="#729fcf" draw:opacity="25%" draw:textarea-horizontal-align="justify" draw:textarea-vertical-align="middle" draw:auto-grow-height="false" fo:min-height="5.415cm" fo:min-width="5.112cm" fo:padding-top="0.165cm" fo:padding-bottom="0.165cm" fo:padding-left="0.29cm" fo:padding-right="0.29cm" loext:decorative="false"/>
    </style:style>
    <style:style style:name="gr27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5.415cm" fo:min-width="5.112cm" fo:padding-top="0.142cm" fo:padding-bottom="0.142cm" fo:padding-left="0.267cm" fo:padding-right="0.267cm" loext:decorative="false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729fcf" draw:opacity="25%" draw:textarea-horizontal-align="justify" draw:textarea-vertical-align="middle" draw:auto-grow-height="false" fo:min-height="5.415cm" fo:min-width="5.112cm" fo:padding-top="0.142cm" fo:padding-bottom="0.142cm" fo:padding-left="0.267cm" fo:padding-right="0.267cm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0" style:family="graphic" style:parent-style-name="standard">
      <style:graphic-properties svg:stroke-color="#bfbfbf" draw:fill-color="#f7e20c" draw:opacity="50%" draw:textarea-horizontal-align="justify" draw:textarea-vertical-align="middle" draw:auto-grow-height="false" fo:min-height="0.258cm" fo:min-width="3.67cm" loext:decorative="false"/>
    </style:style>
    <style:style style:name="gr31" style:family="graphic" style:parent-style-name="standard">
      <style:graphic-properties svg:stroke-color="#f7e20c" draw:fill-color="#f7e20c" draw:textarea-horizontal-align="justify" draw:textarea-vertical-align="middle" draw:auto-grow-height="false" fo:min-height="0.823cm" fo:min-width="0.559cm" loext:decorative="false"/>
    </style:style>
    <style:style style:name="gr32" style:family="graphic" style:parent-style-name="standard">
      <style:graphic-properties svg:stroke-color="#868788" draw:fill-color="#f7e20c" draw:textarea-horizontal-align="justify" draw:textarea-vertical-align="middle" draw:auto-grow-height="false" fo:min-height="0.196cm" fo:min-width="0.02cm" loext:decorative="false"/>
    </style:style>
    <style:style style:name="gr33" style:family="graphic" style:parent-style-name="standard">
      <style:graphic-properties svg:stroke-width="0.035cm" svg:stroke-color="#3465a4" draw:marker-start-width="0.252cm" draw:marker-end-width="0.252cm" draw:fill-color="#729fcf" draw:opacity="25%" draw:textarea-horizontal-align="justify" draw:textarea-vertical-align="middle" draw:auto-grow-height="false" fo:min-height="3.295cm" fo:min-width="3.434cm" fo:padding-top="0.142cm" fo:padding-bottom="0.142cm" fo:padding-left="0.267cm" fo:padding-right="0.267cm" loext:decorative="false"/>
    </style:style>
    <style:style style:name="gr34" style:family="graphic" style:parent-style-name="standard">
      <style:graphic-properties svg:stroke-color="#fd0a0a" draw:fill-color="#729fcf" draw:opacity="25%" draw:textarea-horizontal-align="justify" draw:textarea-vertical-align="middle" draw:auto-grow-height="false" fo:min-height="4.945cm" fo:min-width="5.218cm" loext:decorative="false"/>
    </style:style>
    <style:style style:name="gr35" style:family="graphic" style:parent-style-name="standard">
      <style:graphic-properties svg:stroke-color="#f7e20c" draw:fill-color="#f7e20c" draw:textarea-horizontal-align="justify" draw:textarea-vertical-align="middle" draw:auto-grow-height="false" fo:min-height="0.021cm" fo:min-width="0cm" loext:decorative="false"/>
    </style:style>
    <style:style style:name="gr36" style:family="graphic" style:parent-style-name="objectwithoutfill">
      <style:graphic-properties svg:stroke-color="#868788" draw:fill="none" draw:fill-color="#f7e20c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808cm" loext:decorative="false"/>
      <style:paragraph-properties style:writing-mode="lr-tb"/>
    </style:style>
    <style:style style:name="gr38" style:family="graphic" style:parent-style-name="objectwithoutfill">
      <style:graphic-properties svg:stroke-width="0.212cm" svg:stroke-color="#bfbfbf" draw:marker-start-width="0.518cm" draw:marker-end-width="0.518cm" draw:fill="none" draw:fill-color="#f7e20c" draw:textarea-vertical-align="middle" fo:padding-top="0.231cm" fo:padding-bottom="0.231cm" fo:padding-left="0.356cm" fo:padding-right="0.356cm" loext:decorative="false"/>
    </style:style>
    <style:style style:name="gr39" style:family="graphic" style:parent-style-name="standard">
      <style:graphic-properties svg:stroke-color="#fd0a0a" draw:fill-color="#fd0a0a" draw:opacity="10%" draw:textarea-horizontal-align="justify" draw:textarea-vertical-align="middle" draw:auto-grow-height="false" fo:min-height="0.559cm" fo:min-width="5.248cm" loext:decorative="false"/>
    </style:style>
    <style:style style:name="gr40" style:family="graphic" style:parent-style-name="standard">
      <style:graphic-properties svg:stroke-color="#f8fafc" draw:fill-color="#f8fafc" draw:textarea-horizontal-align="justify" draw:textarea-vertical-align="middle" draw:auto-grow-height="false" fo:min-height="0.766cm" fo:min-width="7.776cm" loext:decorative="false"/>
    </style:style>
    <style:style style:name="gr41" style:family="graphic" style:parent-style-name="standard">
      <style:graphic-properties svg:stroke-color="#f8fafc" svg:stroke-opacity="100%" draw:fill-color="#fd0a0a" draw:opacity="10%" draw:textarea-horizontal-align="justify" draw:textarea-vertical-align="middle" draw:auto-grow-height="false" fo:min-height="7.455cm" fo:min-width="7.628cm" loext:decorative="false"/>
    </style:style>
    <style:style style:name="gr42" style:family="graphic" style:parent-style-name="standard">
      <style:graphic-properties svg:stroke-color="#fd0a0a" draw:fill-color="#f8fafc" draw:opacity="100%" draw:textarea-horizontal-align="justify" draw:textarea-vertical-align="middle" draw:auto-grow-height="false" fo:min-height="0.559cm" fo:min-width="5.248cm" loext:decorative="false"/>
    </style:style>
    <style:style style:name="gr43" style:family="graphic" style:parent-style-name="standard">
      <style:graphic-properties svg:stroke-color="#868788" draw:fill-color="#f7e20c" draw:textarea-horizontal-align="justify" draw:textarea-vertical-align="middle" draw:auto-grow-height="false" fo:min-height="0.823cm" fo:min-width="0.559cm" loext:decorative="false"/>
    </style:style>
    <style:style style:name="gr44" style:family="graphic" style:parent-style-name="standard">
      <style:graphic-properties svg:stroke-color="#868788" draw:fill-color="#f7e20c" draw:textarea-horizontal-align="justify" draw:textarea-vertical-align="middle" draw:auto-grow-height="false" fo:min-height="0.258cm" fo:min-width="1.226cm" loext:decorative="false"/>
    </style:style>
    <style:style style:name="gr45" style:family="graphic" style:parent-style-name="objectwithoutfill">
      <style:graphic-properties svg:stroke-width="0.053cm" svg:stroke-color="#000000" draw:marker-start-width="0.279cm" draw:marker-end-width="0.279cm" draw:fill="none" draw:fill-color="#f7e20c" draw:textarea-vertical-align="middle" fo:padding-top="0.151cm" fo:padding-bottom="0.151cm" fo:padding-left="0.276cm" fo:padding-right="0.276cm" loext:decorative="fals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0.797cm" loext:decorative="false"/>
      <style:paragraph-properties style:writing-mode="lr-tb"/>
    </style:style>
    <style:style style:name="gr47" style:family="graphic" style:parent-style-name="objectwithoutfill">
      <style:graphic-properties svg:stroke-width="0.035cm" svg:stroke-color="#000000" draw:marker-start-width="0.252cm" draw:marker-end-width="0.252cm" draw:fill="none" draw:fill-color="#f7e20c" draw:textarea-vertical-align="middle" fo:padding-top="0.142cm" fo:padding-bottom="0.142cm" fo:padding-left="0.267cm" fo:padding-right="0.267cm" loext:decorative="fals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in-height="0.512cm" loext:decorative="false"/>
      <style:paragraph-properties style:writing-mode="lr-tb"/>
    </style:style>
    <style:style style:name="gr49" style:family="graphic" style:parent-style-name="standard">
      <style:graphic-properties svg:stroke-color="#000000" draw:fill-color="#f7e20c" draw:opacity="0%" draw:textarea-horizontal-align="justify" draw:textarea-vertical-align="middle" draw:auto-grow-height="false" fo:min-height="0cm" fo:min-width="0cm" loext:decorative="fals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in-height="0.565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in-height="0.66cm" loext:decorative="false"/>
      <style:paragraph-properties style:writing-mode="lr-tb"/>
    </style:style>
    <style:style style:name="gr53" style:family="graphic" style:parent-style-name="standard">
      <style:graphic-properties svg:stroke-width="0.053cm" svg:stroke-color="#000000" draw:marker-start-width="0.279cm" draw:marker-end-width="0.279cm" draw:fill-color="#f7e20c" draw:opacity="25%" draw:textarea-horizontal-align="justify" draw:textarea-vertical-align="middle" draw:auto-grow-height="false" fo:min-height="0cm" fo:min-width="0cm" fo:padding-top="0.151cm" fo:padding-bottom="0.151cm" fo:padding-left="0.276cm" fo:padding-right="0.276cm" loext:decorative="false"/>
    </style:style>
    <style:style style:name="gr54" style:family="graphic" style:parent-style-name="objectwithoutfill">
      <style:graphic-properties svg:stroke-width="0.212cm" svg:stroke-color="#f7e20c" draw:marker-start-width="0.517cm" draw:marker-end="Arrowheads_20_2" draw:marker-end-width="0.617cm" draw:fill="none" draw:fill-color="#f7e20c" draw:opacity="100%" draw:textarea-vertical-align="middle" fo:padding-top="0.23cm" fo:padding-bottom="0.23cm" fo:padding-left="0.355cm" fo:padding-right="0.355cm" loext:decorative="false"/>
    </style:style>
    <style:style style:name="gr55" style:family="graphic" style:parent-style-name="objectwithoutfill">
      <style:graphic-properties svg:stroke-width="0.212cm" svg:stroke-color="#f7e20c" draw:marker-start-width="0.518cm" draw:marker-end="Arrowheads_20_6" draw:marker-end-width="0.618cm" draw:fill="none" draw:fill-color="#f7e20c" draw:opacity="100%" draw:textarea-vertical-align="middle" fo:padding-top="0.231cm" fo:padding-bottom="0.231cm" fo:padding-left="0.356cm" fo:padding-right="0.356cm" loext:decorative="false"/>
    </style:style>
    <style:style style:name="gr56" style:family="graphic" style:parent-style-name="objectwithoutfill">
      <style:graphic-properties svg:stroke-width="0.035cm" svg:stroke-color="#000000" draw:marker-start-width="0.252cm" draw:marker-end-width="0.252cm" draw:fill="none" draw:fill-color="#f7e20c" draw:opacity="100%" draw:textarea-vertical-align="middle" fo:padding-top="0.142cm" fo:padding-bottom="0.142cm" fo:padding-left="0.267cm" fo:padding-right="0.267cm" loext:decorative="false"/>
    </style:style>
    <style:style style:name="gr57" style:family="graphic" style:parent-style-name="standard">
      <style:graphic-properties svg:stroke-width="0.035cm" svg:stroke-color="#000000" draw:marker-start-width="0.252cm" draw:marker-end-width="0.252cm" draw:fill-color="#f7e20c" draw:opacity="25%" draw:textarea-horizontal-align="justify" draw:textarea-vertical-align="middle" draw:auto-grow-height="false" fo:min-height="0.988cm" fo:min-width="0.336cm" fo:padding-top="0.142cm" fo:padding-bottom="0.142cm" fo:padding-left="0.267cm" fo:padding-right="0.267cm" loext:decorative="false"/>
    </style:style>
    <style:style style:name="gr58" style:family="graphic" style:parent-style-name="standard">
      <style:graphic-properties draw:stroke="none" svg:stroke-color="#000000" draw:fill="none" draw:fill-color="#ffffff" draw:opacity="100%" draw:auto-grow-height="true" draw:auto-grow-width="false" fo:min-height="0.592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opacity="100%" draw:auto-grow-height="true" draw:auto-grow-width="false" fo:min-height="0.475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opacity="100%" draw:auto-grow-height="true" draw:auto-grow-width="false" fo:min-height="0.703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opacity="100%" draw:auto-grow-height="true" draw:auto-grow-width="false" fo:min-height="0.724cm" loext:decorative="false"/>
      <style:paragraph-properties style:writing-mode="lr-tb"/>
    </style:style>
    <style:style style:name="gr62" style:family="graphic" style:parent-style-name="standard">
      <style:graphic-properties svg:stroke-color="#000000" draw:fill-color="#f7e20c" draw:opacity="0%" draw:textarea-horizontal-align="justify" draw:textarea-vertical-align="middle" draw:auto-grow-height="false" fo:min-height="0.046cm" fo:min-width="0cm" loext:decorative="false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8fafc"/>
      <style:paragraph-properties fo:text-align="center"/>
    </style:style>
    <style:style style:name="P3" style:family="paragraph">
      <loext:graphic-properties draw:fill-color="#f8fafc" draw:opacity="0%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7e20c"/>
      <style:paragraph-properties fo:text-align="center"/>
    </style:style>
    <style:style style:name="P7" style:family="paragraph">
      <loext:graphic-properties draw:fill-color="#729fcf" draw:opacity="25%"/>
      <style:paragraph-properties fo:text-align="center"/>
    </style:style>
    <style:style style:name="P8" style:family="paragraph">
      <loext:graphic-properties draw:fill-color="#f7e20c" draw:opacity="50%"/>
      <style:paragraph-properties fo:text-align="center"/>
    </style:style>
    <style:style style:name="P9" style:family="paragraph">
      <loext:graphic-properties draw:fill-color="#f7e20c"/>
      <style:paragraph-properties fo:text-align="center"/>
    </style:style>
    <style:style style:name="P10" style:family="paragraph">
      <loext:graphic-properties draw:fill-color="#fd0a0a" draw:opacity="10%"/>
      <style:paragraph-properties fo:text-align="center"/>
    </style:style>
    <style:style style:name="P11" style:family="paragraph">
      <loext:graphic-properties draw:fill-color="#f8fafc" draw:opacity="100%"/>
      <style:paragraph-properties fo:text-align="center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loext:graphic-properties draw:fill-color="#f7e20c" draw:opacity="0%"/>
      <style:paragraph-properties fo:text-align="center"/>
    </style:style>
    <style:style style:name="P14" style:family="paragraph">
      <loext:graphic-properties draw:fill-color="#f7e20c" draw:opacity="25%"/>
      <style:paragraph-properties fo:text-align="center"/>
    </style:style>
    <style:style style:name="P15" style:family="paragraph">
      <loext:graphic-properties draw:fill="none" draw:fill-color="#f7e20c" draw:opacity="100%"/>
      <style:paragraph-properties fo:text-align="center"/>
    </style:style>
    <style:style style:name="P16" style:family="paragraph">
      <loext:graphic-properties draw:fill="none" draw:fill-color="#ffffff" draw:opacity="100%"/>
      <style:text-properties fo:font-size="12pt"/>
    </style:style>
    <style:style style:name="P17" style:family="paragraph">
      <style:text-properties fo:color="#000000" loext:opacity="100%"/>
    </style:style>
    <style:style style:name="P18" style:family="paragraph">
      <loext:graphic-properties draw:fill="none" draw:fill-color="#ffffff" draw:opacity="100%"/>
      <style:text-properties fo:color="#000000" loext:opacity="100%"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29cm" svg:height="0.962cm" svg:x="4.973cm" svg:y="1.249cm">
          <draw:text-box>
            <text:p>Front</text:p>
          </draw:text-box>
        </draw:frame>
        <draw:custom-shape draw:style-name="gr2" draw:text-style-name="P2" draw:layer="layout" svg:width="7.718cm" svg:height="0.974cm" svg:x="12.107cm" svg:y="5.9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8.001cm" svg:height="0.677cm" svg:x="2.224cm" svg:y="4.8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5.035cm" svg:height="25.94cm" svg:x="1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557cm" svg:height="0.974cm" svg:x="3.348cm" svg:y="9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5.651cm" svg:height="0.699cm" svg:x="3.283cm" svg:y="9.5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039cm" svg:height="0.974cm" svg:x="2.558cm" svg:y="8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7.577cm" svg:height="0.635cm" svg:x="2.331cm" svg:y="8.6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18cm" svg:height="0.974cm" svg:x="2.169cm" svg:y="7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8.064cm" svg:height="0.55cm" svg:x="2.013cm" svg:y="7.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902cm" svg:height="0.974cm" svg:x="2.195cm" svg:y="7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8.149cm" svg:height="0.635cm" svg:x="2.054cm" svg:y="6.83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8.234cm" svg:height="0.699cm" svg:x="0.317cm" svg:y="5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18cm" svg:height="0.974cm" svg:x="2.182cm" svg:y="5.80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8.636cm" svg:height="0.995cm" svg:x="1.759cm" svg:y="5.33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039cm" svg:height="0.974cm" svg:x="2.558cm" svg:y="4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7.937cm" svg:height="0.699cm" svg:x="2.098cm" svg:y="4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5.557cm" svg:height="0.974cm" svg:x="3.299cm" svg:y="4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5" draw:layer="layout" svg:width="5.276cm" svg:height="6.556cm" draw:transform="skewX (-0.0294960643587041) rotate (0.618021088131192) translate (2.38232321274033cm 6.20209145926604cm)" svg:viewBox="0 0 5277 6557" svg:d="M0 6557c7313 0 4894-6553 4894-6553l-23-4">
          <text:p/>
        </draw:path>
        <draw:custom-shape draw:style-name="gr17" draw:text-style-name="P2" draw:layer="layout" svg:width="5.906cm" svg:height="0.593cm" svg:x="3.028cm" svg:y="3.89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4.254cm" svg:height="0.466cm" svg:x="3.96cm" svg:y="3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5.334cm" svg:height="0.508cm" svg:x="3.134cm" svg:y="3.577cm">
          <text:p/>
          <draw:enhanced-geometry svg:viewBox="0 0 21600 21600" draw:type="rectangle" draw:enhanced-path="M 0 0 L 21600 0 21600 21600 0 21600 0 0 Z N"/>
        </draw:custom-shape>
        <draw:line draw:style-name="gr20" draw:text-style-name="P6" draw:layer="layout" svg:x1="5.927cm" svg:y1="3.302cm" svg:x2="6.012cm" svg:y2="11.366cm">
          <text:p/>
        </draw:line>
        <draw:custom-shape draw:style-name="gr21" draw:text-style-name="P4" draw:layer="layout" svg:width="7.984cm" svg:height="8.059cm" svg:x="2.052cm" svg:y="3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5" draw:layer="layout" svg:width="5.276cm" svg:height="6.556cm" draw:transform="skewX (-0.0294960643587041) rotate (0.618021088131192) translate (2.38232321274033cm 6.20309145926604cm)" svg:viewBox="0 0 5277 6557" svg:d="M0 6557c7313 0 4894-6553 4894-6553l-23-4">
          <text:p/>
        </draw:path>
        <draw:path draw:style-name="gr16" draw:text-style-name="P5" draw:layer="layout" svg:width="3.942cm" svg:height="5.148cm" draw:transform="skewX (-0.460417856676104) rotate (2.24414435221431) translate (6.19289308898808cm 11.6923070532601cm)" svg:viewBox="0 0 3943 5149" svg:d="M3943 5149c-5463 1-3657-5146-3657-5146l18-3">
          <text:p/>
        </draw:path>
        <draw:path draw:style-name="gr16" draw:text-style-name="P5" draw:layer="layout" svg:width="3.172cm" svg:height="1.994cm" draw:transform="skewX (-1.18228603530096) rotate (1.8147933562237) translate (6.06223947900667cm 11.6922130271928cm)" svg:viewBox="0 0 3173 1995" svg:d="M3173 1995c-4396-2-2943-1994-2943-1994l15-1">
          <text:p/>
        </draw:path>
        <draw:path draw:style-name="gr16" draw:text-style-name="P5" draw:layer="layout" svg:width="3.172cm" svg:height="1.994cm" draw:transform="skewX (-1.18228603530096) rotate (-1.30585534634216) translate (5.81544952075597cm 3.10364430613059cm)" svg:viewBox="0 0 3173 1995" svg:d="M3173 1995c-4396-2-2943-1994-2943-1994l15-1">
          <text:p/>
        </draw:path>
        <draw:path draw:style-name="gr16" draw:text-style-name="P5" draw:layer="layout" svg:width="3.942cm" svg:height="5.148cm" draw:transform="skewX (-0.460417856676104) rotate (-0.867952237016781) translate (5.52685756721346cm 3.1575073648761cm)" svg:viewBox="0 0 3943 5149" svg:d="M3943 5149c-5463 1-3657-5146-3657-5146l18-3">
          <text:p/>
        </draw:path>
        <draw:path draw:style-name="gr16" draw:text-style-name="P5" draw:layer="layout" svg:width="5.276cm" svg:height="6.556cm" draw:transform="skewX (-0.0294960643587042) rotate (-2.51432132042303) translate (9.4639167496581cm 8.55399964043149cm)" svg:viewBox="0 0 5277 6557" svg:d="M0 6557c7313 0 4894-6553 4894-6553l-23-4">
          <text:p/>
        </draw:path>
        <draw:custom-shape draw:style-name="gr3" draw:text-style-name="P2" draw:layer="layout" svg:width="8.001cm" svg:height="0.677cm" svg:x="12.149cm" svg:y="4.9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557cm" svg:height="0.974cm" svg:x="13.273cm" svg:y="9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5.651cm" svg:height="0.699cm" svg:x="13.208cm" svg:y="9.6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039cm" svg:height="0.974cm" svg:x="12.483cm" svg:y="8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7.577cm" svg:height="0.635cm" svg:x="12.256cm" svg:y="8.7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18cm" svg:height="0.974cm" svg:x="12.094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8.064cm" svg:height="0.55cm" svg:x="11.938cm" svg:y="7.9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902cm" svg:height="0.974cm" svg:x="12.12cm" svg:y="7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8.149cm" svg:height="0.635cm" svg:x="11.979cm" svg:y="6.94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8.636cm" svg:height="0.995cm" svg:x="11.684cm" svg:y="5.43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039cm" svg:height="0.974cm" svg:x="12.483cm" svg:y="5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7.937cm" svg:height="0.699cm" svg:x="12.023cm" svg:y="4.8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557cm" svg:height="0.974cm" svg:x="13.224cm" svg:y="4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6" draw:layer="layout" svg:x1="15.866cm" svg:y1="4.72cm" svg:x2="19.993cm" svg:y2="4.656cm">
          <text:p/>
        </draw:line>
        <draw:path draw:style-name="gr16" draw:text-style-name="P5" draw:layer="layout" svg:width="5.276cm" svg:height="6.556cm" draw:transform="skewX (-0.0294960643587042) rotate (0.618021088131192) translate (12.3073232127403cm 6.30909145926604cm)" svg:viewBox="0 0 5277 6557" svg:d="M0 6557c7313 0 4894-6553 4894-6553l-23-4">
          <text:p/>
        </draw:path>
        <draw:custom-shape draw:style-name="gr17" draw:text-style-name="P2" draw:layer="layout" svg:width="5.906cm" svg:height="0.593cm" svg:x="12.953cm" svg:y="4.0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4.254cm" svg:height="0.466cm" svg:x="13.885cm" svg:y="3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5.334cm" svg:height="0.508cm" svg:x="13.059cm" svg:y="3.684cm">
          <text:p/>
          <draw:enhanced-geometry svg:viewBox="0 0 21600 21600" draw:type="rectangle" draw:enhanced-path="M 0 0 L 21600 0 21600 21600 0 21600 0 0 Z N"/>
        </draw:custom-shape>
        <draw:path draw:style-name="gr16" draw:text-style-name="P5" draw:layer="layout" svg:width="3.172cm" svg:height="1.994cm" draw:transform="skewX (-1.18228603530096) rotate (-1.30585534634216) translate (15.740449520756cm 3.21064430613061cm)" svg:viewBox="0 0 3173 1995" svg:d="M3173 1995c-4396-2-2943-1994-2943-1994l15-1">
          <text:p/>
        </draw:path>
        <draw:path draw:style-name="gr16" draw:text-style-name="P5" draw:layer="layout" svg:width="3.942cm" svg:height="5.148cm" draw:transform="skewX (-0.460417856676104) rotate (-0.867952237016781) translate (15.4518575672135cm 3.26450736487611cm)" svg:viewBox="0 0 3943 5149" svg:d="M3943 5149c-5463 1-3657-5146-3657-5146l18-3">
          <text:p/>
        </draw:path>
        <draw:path draw:style-name="gr16" draw:text-style-name="P5" draw:layer="layout" svg:width="5.276cm" svg:height="6.556cm" draw:transform="skewX (-0.0294960643587042) rotate (-2.51432132042303) translate (19.3889167496581cm 8.66099964043148cm)" svg:viewBox="0 0 5277 6557" svg:d="M0 6557c7313 0 4894-6553 4894-6553l-23-4">
          <text:p/>
        </draw:path>
        <draw:line draw:style-name="gr23" draw:text-style-name="P5" draw:layer="layout" svg:x1="11.874cm" svg:y1="3.45cm" svg:x2="11.874cm" svg:y2="11.493cm">
          <text:p/>
        </draw:line>
        <draw:line draw:style-name="gr23" draw:text-style-name="P5" draw:layer="layout" svg:x1="19.96cm" svg:y1="3.45cm" svg:x2="19.939cm" svg:y2="11.493cm">
          <text:p/>
        </draw:line>
        <draw:custom-shape draw:style-name="gr24" draw:text-style-name="P4" draw:layer="layout" svg:width="8.128cm" svg:height="1.143cm" svg:x="11.854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8.128cm" svg:height="1.143cm" svg:x="11.812cm" svg:y="10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5" draw:layer="layout" svg:x1="19.793cm" svg:y1="6.477cm" svg:x2="19.918cm" svg:y2="6.414cm">
          <text:p/>
        </draw:line>
        <draw:custom-shape draw:style-name="gr24" draw:text-style-name="P4" draw:layer="layout" svg:width="8.128cm" svg:height="1.143cm" svg:x="11.813cm" svg:y="10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8.128cm" svg:height="1.143cm" svg:x="11.814cm" svg:y="10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8.128cm" svg:height="1.143cm" svg:x="1.995cm" svg:y="10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8.128cm" svg:height="1.143cm" svg:x="1.996cm" svg:y="10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8.128cm" svg:height="1.143cm" svg:x="1.934cm" svg:y="2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5" draw:layer="layout" svg:x1="1.949cm" svg:y1="3.365cm" svg:x2="1.97cm" svg:y2="11.281cm">
          <text:p/>
        </draw:line>
        <draw:line draw:style-name="gr23" draw:text-style-name="P5" draw:layer="layout" svg:x1="10.099cm" svg:y1="3.344cm" svg:x2="10.12cm" svg:y2="11.26cm">
          <text:p/>
        </draw:line>
        <draw:custom-shape draw:style-name="gr26" draw:text-style-name="P7" draw:layer="layout" svg:width="7.984cm" svg:height="8.059cm" svg:x="11.977cm" svg:y="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5" draw:layer="layout" svg:width="3.172cm" svg:height="1.994cm" draw:transform="skewX (-1.18228603530096) rotate (1.8147933562237) translate (15.9872394790067cm 11.7992130271928cm)" svg:viewBox="0 0 3173 1995" svg:d="M3173 1995c-4396-2-2943-1994-2943-1994l15-1">
          <text:p/>
        </draw:path>
        <draw:path draw:style-name="gr16" draw:text-style-name="P5" draw:layer="layout" svg:width="5.276cm" svg:height="6.556cm" draw:transform="skewX (-0.0294960643587041) rotate (0.618021088131192) translate (12.3073232127403cm 6.31009145926604cm)" svg:viewBox="0 0 5277 6557" svg:d="M0 6557c7313 0 4894-6553 4894-6553l-23-4">
          <text:p/>
        </draw:path>
        <draw:path draw:style-name="gr16" draw:text-style-name="P5" draw:layer="layout" svg:width="3.942cm" svg:height="5.148cm" draw:transform="skewX (-0.460417856676104) rotate (2.24414435221431) translate (16.1178930889881cm 11.7993070532601cm)" svg:viewBox="0 0 3943 5149" svg:d="M3943 5149c-5463 1-3657-5146-3657-5146l18-3">
          <text:p/>
        </draw:path>
        <draw:custom-shape draw:style-name="gr27" draw:text-style-name="P4" draw:layer="layout" svg:width="7.984cm" svg:height="8.059cm" svg:x="2.053cm" svg:y="3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7.984cm" svg:height="8.059cm" svg:x="2.054cm" svg:y="3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7.984cm" svg:height="8.059cm" svg:x="2.055cm" svg:y="3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7.984cm" svg:height="8.059cm" svg:x="2.056cm" svg:y="3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7.984cm" svg:height="8.059cm" svg:x="2.057cm" svg:y="3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7.984cm" svg:height="8.059cm" svg:x="2.057cm" svg:y="3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" draw:layer="layout" svg:width="2.688cm" svg:height="1.673cm" svg:x="15.177cm" svg:y="1.164cm">
          <draw:text-box>
            <text:p>Side</text:p>
            <text:p/>
          </draw:text-box>
        </draw:frame>
        <draw:line draw:style-name="gr20" draw:text-style-name="P6" draw:layer="layout" svg:x1="15.854cm" svg:y1="3.429cm" svg:x2="15.918cm" svg:y2="11.535cm">
          <text:p/>
        </draw:line>
        <draw:custom-shape draw:style-name="gr30" draw:text-style-name="P8" draw:layer="layout" svg:width="4.17cm" svg:height="0.508cm" svg:x="15.769cm" svg:y="4.085cm">
          <text:p/>
          <draw:enhanced-geometry svg:viewBox="0 0 21600 21600" draw:type="rectangle" draw:enhanced-path="M 0 0 L 21600 0 21600 21600 0 21600 0 0 Z N"/>
        </draw:custom-shape>
        <draw:line draw:style-name="gr22" draw:text-style-name="P6" draw:layer="layout" svg:x1="15.791cm" svg:y1="4.107cm" svg:x2="19.918cm" svg:y2="4.043cm">
          <text:p/>
        </draw:line>
        <draw:line draw:style-name="gr20" draw:text-style-name="P6" draw:layer="layout" svg:x1="15.854cm" svg:y1="3.429cm" svg:x2="15.918cm" svg:y2="11.535cm">
          <text:p/>
        </draw:line>
        <draw:custom-shape draw:style-name="gr31" draw:text-style-name="P9" draw:layer="layout" svg:width="1.059cm" svg:height="1.073cm" svg:x="5.419cm" svg:y="6.86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0.926cm" svg:height="0.795cm" draw:transform="rotate (-3.11419098433348) translate (6.426cm 4.97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3" draw:text-style-name="P7" draw:layer="layout" svg:width="5.61cm" svg:height="5.059cm" svg:x="3.238cm" svg:y="15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7" draw:layer="layout" svg:width="8.086cm" svg:height="7.345cm" svg:x="2.032cm" svg:y="14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9" draw:layer="layout" svg:width="0.36cm" svg:height="0.381cm" svg:x="5.869cm" svg:y="17.671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5.419cm" svg:y1="7.896cm" svg:x2="5.503cm" svg:y2="21.485cm">
          <text:p/>
        </draw:line>
        <draw:line draw:style-name="gr36" draw:text-style-name="P6" draw:layer="layout" svg:x1="6.52cm" svg:y1="8.001cm" svg:x2="6.668cm" svg:y2="21.399cm">
          <text:p/>
        </draw:line>
        <draw:frame draw:style-name="gr37" draw:text-style-name="P1" draw:layer="layout" svg:width="1.736cm" svg:height="1.058cm" svg:x="5.271cm" svg:y="13.167cm">
          <draw:text-box>
            <text:p>Top</text:p>
          </draw:text-box>
        </draw:frame>
        <draw:line draw:style-name="gr38" draw:text-style-name="P6" draw:layer="layout" svg:x1="19.96cm" svg:y1="6.435cm" svg:x2="20.003cm" svg:y2="7.705cm">
          <text:p/>
        </draw:line>
        <draw:custom-shape draw:style-name="gr39" draw:text-style-name="P10" draw:layer="layout" svg:width="8.128cm" svg:height="1.143cm" svg:x="2.116cm" svg:y="32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8.276cm" svg:height="1.016cm" svg:x="2.054cm" svg:y="32.2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001cm" svg:height="0.677cm" svg:x="2.26cm" svg:y="26.6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557cm" svg:height="0.974cm" svg:x="3.384cm" svg:y="31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5.651cm" svg:height="0.699cm" svg:x="3.319cm" svg:y="31.36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039cm" svg:height="0.974cm" svg:x="2.594cm" svg:y="3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7.577cm" svg:height="0.635cm" svg:x="2.367cm" svg:y="30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18cm" svg:height="0.974cm" svg:x="2.205cm" svg:y="29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8.064cm" svg:height="0.55cm" svg:x="2.049cm" svg:y="29.6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902cm" svg:height="0.974cm" svg:x="2.231cm" svg:y="28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8.149cm" svg:height="0.635cm" svg:x="2.09cm" svg:y="28.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18cm" svg:height="0.974cm" svg:x="2.218cm" svg:y="27.62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8.636cm" svg:height="0.995cm" svg:x="1.795cm" svg:y="27.1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039cm" svg:height="0.974cm" svg:x="2.594cm" svg:y="26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7.937cm" svg:height="0.699cm" svg:x="2.134cm" svg:y="26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5.557cm" svg:height="0.974cm" svg:x="3.335cm" svg:y="2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5" draw:layer="layout" svg:width="5.276cm" svg:height="6.556cm" draw:transform="skewX (-0.0294960643587042) rotate (0.618021088131192) translate (2.41832321274033cm 28.025091459266cm)" svg:viewBox="0 0 5277 6557" svg:d="M0 6557c7313 0 4894-6553 4894-6553l-23-4">
          <text:p/>
        </draw:path>
        <draw:custom-shape draw:style-name="gr17" draw:text-style-name="P2" draw:layer="layout" svg:width="5.906cm" svg:height="0.593cm" svg:x="3.064cm" svg:y="25.7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4.254cm" svg:height="0.466cm" svg:x="3.996cm" svg:y="25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5.334cm" svg:height="0.508cm" svg:x="3.17cm" svg:y="25.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8.128cm" svg:height="7.705cm" svg:x="2.076cm" svg:y="25.54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7.984cm" svg:height="8.059cm" svg:x="2.088cm" svg:y="25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1" draw:layer="layout" svg:width="8.128cm" svg:height="1.143cm" svg:x="1.885cm" svg:y="24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5" draw:layer="layout" svg:width="3.942cm" svg:height="5.148cm" draw:transform="skewX (-0.460417856676104) rotate (2.24414435221431) translate (6.22889308898808cm 33.5153070532601cm)" svg:viewBox="0 0 3943 5149" svg:d="M3943 5149c-5463 1-3657-5146-3657-5146l18-3">
          <text:p/>
        </draw:path>
        <draw:path draw:style-name="gr16" draw:text-style-name="P5" draw:layer="layout" svg:width="5.276cm" svg:height="6.556cm" draw:transform="skewX (-0.0294960643587042) rotate (0.618021088131192) translate (2.41832321274033cm 28.026091459266cm)" svg:viewBox="0 0 5277 6557" svg:d="M0 6557c7313 0 4894-6553 4894-6553l-23-4">
          <text:p/>
        </draw:path>
        <draw:path draw:style-name="gr16" draw:text-style-name="P5" draw:layer="layout" svg:width="3.172cm" svg:height="1.994cm" draw:transform="skewX (-1.18228603530096) rotate (1.8147933562237) translate (6.09823947900667cm 33.5152130271928cm)" svg:viewBox="0 0 3173 1995" svg:d="M3173 1995c-4396-2-2943-1994-2943-1994l15-1">
          <text:p/>
        </draw:path>
        <draw:path draw:style-name="gr16" draw:text-style-name="P5" draw:layer="layout" svg:width="3.172cm" svg:height="1.994cm" draw:transform="skewX (-1.18228603530096) rotate (-1.30585534634216) translate (5.85144952075597cm 24.9266443061306cm)" svg:viewBox="0 0 3173 1995" svg:d="M3173 1995c-4396-2-2943-1994-2943-1994l15-1">
          <text:p/>
        </draw:path>
        <draw:path draw:style-name="gr16" draw:text-style-name="P5" draw:layer="layout" svg:width="3.942cm" svg:height="5.148cm" draw:transform="skewX (-0.460417856676104) rotate (-0.867952237016781) translate (5.56285756721346cm 24.9805073648761cm)" svg:viewBox="0 0 3943 5149" svg:d="M3943 5149c-5463 1-3657-5146-3657-5146l18-3">
          <text:p/>
        </draw:path>
        <draw:path draw:style-name="gr16" draw:text-style-name="P5" draw:layer="layout" svg:width="5.276cm" svg:height="6.556cm" draw:transform="skewX (-0.0294960643587042) rotate (-2.51432132042303) translate (9.4999167496581cm 30.3769996404315cm)" svg:viewBox="0 0 5277 6557" svg:d="M0 6557c7313 0 4894-6553 4894-6553l-23-4">
          <text:p/>
        </draw:path>
        <draw:custom-shape draw:style-name="gr27" draw:text-style-name="P4" draw:layer="layout" svg:width="7.984cm" svg:height="8.059cm" svg:x="2.089cm" svg:y="25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7.984cm" svg:height="8.059cm" svg:x="2.09cm" svg:y="25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7.984cm" svg:height="8.059cm" svg:x="2.091cm" svg:y="25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7.984cm" svg:height="8.059cm" svg:x="2.092cm" svg:y="25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7.984cm" svg:height="8.059cm" svg:x="2.093cm" svg:y="25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7.984cm" svg:height="8.059cm" svg:x="2.093cm" svg:y="25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9" draw:layer="layout" svg:width="1.059cm" svg:height="1.073cm" svg:x="5.482cm" svg:y="28.685cm">
          <text:p/>
          <draw:enhanced-geometry svg:viewBox="0 0 21600 21600" draw:type="rectangle" draw:enhanced-path="M 0 0 L 21600 0 21600 21600 0 21600 0 0 Z N"/>
        </draw:custom-shape>
        <draw:line draw:style-name="gr36" draw:text-style-name="P6" draw:layer="layout" svg:x1="5.229cm" svg:y1="21.547cm" svg:x2="5.207cm" svg:y2="27.644cm">
          <text:p/>
        </draw:line>
        <draw:line draw:style-name="gr36" draw:text-style-name="P6" draw:layer="layout" svg:x1="6.922cm" svg:y1="21.57cm" svg:x2="6.932cm" svg:y2="27.707cm">
          <text:p/>
        </draw:line>
        <draw:custom-shape draw:style-name="gr44" draw:text-style-name="P9" draw:layer="layout" svg:width="1.726cm" svg:height="0.508cm" svg:x="5.217cm" svg:y="27.19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429cm" svg:height="0.962cm" svg:x="5.163cm" svg:y="23.749cm">
          <draw:text-box>
            <text:p>Front</text:p>
          </draw:text-box>
        </draw:frame>
        <draw:line draw:style-name="gr45" draw:text-style-name="P6" draw:layer="layout" svg:x1="15.833cm" svg:y1="7.493cm" svg:x2="19.982cm" svg:y2="7.387cm">
          <text:p/>
        </draw:line>
        <draw:frame draw:style-name="gr1" draw:text-style-name="P12" draw:layer="layout" svg:width="0.762cm" svg:height="0.962cm" svg:x="17.727cm" svg:y="7.304cm">
          <draw:text-box>
            <text:p><text:span text:style-name="T1">r</text:span></text:p>
          </draw:text-box>
        </draw:frame>
        <draw:frame draw:style-name="gr46" draw:text-style-name="P12" draw:layer="layout" svg:width="0.762cm" svg:height="1.047cm" svg:x="16.995cm" svg:y="4.531cm">
          <draw:text-box>
            <text:p><text:span text:style-name="T1">d</text:span></text:p>
          </draw:text-box>
        </draw:frame>
        <draw:line draw:style-name="gr47" draw:text-style-name="P6" draw:layer="layout" svg:x1="6.054cm" svg:y1="17.833cm" svg:x2="6.064cm" svg:y2="21.59cm">
          <text:p/>
        </draw:line>
        <draw:path draw:style-name="gr47" draw:text-style-name="P6" draw:layer="layout" svg:width="0.302cm" svg:height="0.209cm" draw:transform="rotate (-0.280648943720688) translate (5.302cm 21.283cm)" svg:viewBox="0 0 303 210" svg:d="M0 0c231 0 300 201 300 201l3 9">
          <text:p/>
        </draw:path>
        <draw:path draw:style-name="gr47" draw:text-style-name="P6" draw:layer="layout" svg:width="0.302cm" svg:height="0.209cm" draw:transform="rotate (0.32637657012294) translate (6.5601534246182cm 21.3753327948212cm)" svg:viewBox="0 0 303 210" svg:d="M303 0c-231 0-300 200-300 200l-3 10">
          <text:p/>
        </draw:path>
        <draw:frame draw:style-name="gr48" draw:text-style-name="P12" draw:layer="layout" svg:width="0.518cm" svg:height="0.762cm" svg:x="5.863cm" svg:y="19.177cm">
          <draw:text-box>
            <text:p><text:span text:style-name="T1">d</text:span></text:p>
          </draw:text-box>
        </draw:frame>
        <draw:line draw:style-name="gr45" draw:text-style-name="P6" draw:layer="layout" svg:x1="15.844cm" svg:y1="4.699cm" svg:x2="18.733cm" svg:y2="4.614cm">
          <text:p/>
        </draw:line>
        <draw:line draw:style-name="gr36" draw:text-style-name="P6" draw:layer="layout" svg:x1="15.854cm" svg:y1="7.482cm" svg:x2="20.59cm" svg:y2="2.91cm">
          <text:p/>
        </draw:line>
        <draw:line draw:style-name="gr45" draw:text-style-name="P6" draw:layer="layout" svg:x1="15.875cm" svg:y1="4.699cm" svg:x2="15.854cm" svg:y2="7.514cm">
          <text:p/>
        </draw:line>
        <draw:line draw:style-name="gr45" draw:text-style-name="P6" draw:layer="layout" svg:x1="15.854cm" svg:y1="7.493cm" svg:x2="18.807cm" svg:y2="4.646cm">
          <text:p/>
        </draw:line>
        <draw:custom-shape draw:style-name="gr49" draw:text-style-name="P13" draw:layer="layout" svg:width="0.158cm" svg:height="0.149cm" svg:x="15.886cm" svg:y="4.70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158cm" svg:height="0.149cm" svg:x="15.886cm" svg:y="4.70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158cm" svg:height="0.149cm" svg:x="15.886cm" svg:y="4.70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096cm" svg:height="0.011cm" svg:x="18.711cm" svg:y="4.05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0.202cm" svg:height="0.19cm" svg:x="18.605cm" svg:y="4.064cm">
          <text:p/>
          <draw:enhanced-geometry svg:viewBox="0 0 21600 21600" draw:type="rectangle" draw:enhanced-path="M 0 0 L 21600 0 21600 21600 0 21600 0 0 Z N"/>
        </draw:custom-shape>
        <draw:frame draw:style-name="gr50" draw:text-style-name="P12" draw:layer="layout" svg:width="0.752cm" svg:height="0.815cm" svg:x="15.229cm" svg:y="7.155cm">
          <draw:text-box>
            <text:p><text:span text:style-name="T1">O</text:span></text:p>
          </draw:text-box>
        </draw:frame>
        <draw:frame draw:style-name="gr51" draw:text-style-name="P12" draw:layer="layout" svg:width="0.222cm" svg:height="0.725cm" svg:x="18.087cm" svg:y="3.503cm">
          <draw:text-box>
            <text:p><text:span text:style-name="T1">A</text:span></text:p>
          </draw:text-box>
        </draw:frame>
        <draw:frame draw:style-name="gr51" draw:text-style-name="P12" draw:layer="layout" svg:width="0.222cm" svg:height="0.725cm" svg:x="18.678cm" svg:y="4.626cm">
          <draw:text-box>
            <text:p><text:span text:style-name="T1">B</text:span></text:p>
          </draw:text-box>
        </draw:frame>
        <draw:frame draw:style-name="gr52" draw:text-style-name="P12" draw:layer="layout" svg:width="0.804cm" svg:height="0.91cm" svg:x="18.574cm" svg:y="3.513cm">
          <draw:text-box>
            <text:p><text:span text:style-name="T1">C</text:span></text:p>
          </draw:text-box>
        </draw:frame>
        <draw:frame draw:style-name="gr51" draw:text-style-name="P12" draw:layer="layout" svg:width="0.646cm" svg:height="0.725cm" svg:x="15.24cm" svg:y="4.328cm">
          <draw:text-box>
            <text:p><text:span text:style-name="T1">D</text:span></text:p>
          </draw:text-box>
        </draw:frame>
        <draw:path draw:style-name="gr47" draw:text-style-name="P6" draw:layer="layout" svg:width="0.407cm" svg:height="0.299cm" draw:transform="rotate (-1.74934350927392) translate (18.4454895772886cm 4.66732670856536cm)" svg:viewBox="0 0 408 300" svg:d="M0 300c355 0 408-300 408-300">
          <text:p/>
        </draw:path>
        <draw:path draw:style-name="gr47" draw:text-style-name="P6" draw:layer="layout" svg:width="0.161cm" svg:height="0.115cm" draw:transform="rotate (2.78676721665935) translate (18.787678710254cm 4.54282745553403cm)" svg:viewBox="0 0 162 116" svg:d="M0 116c181 0 161-116 161-116">
          <text:p/>
        </draw:path>
        <draw:line draw:style-name="gr36" draw:text-style-name="P6" draw:layer="layout" svg:x1="18.097cm" svg:y1="4.074cm" svg:x2="20.59cm" svg:y2="5.916cm">
          <text:p/>
        </draw:line>
        <draw:line draw:style-name="gr36" draw:text-style-name="P6" draw:layer="layout" svg:x1="18.098cm" svg:y1="4.074cm" svg:x2="20.591cm" svg:y2="5.916cm">
          <text:p/>
        </draw:line>
        <draw:line draw:style-name="gr47" draw:text-style-name="P6" draw:layer="layout" svg:x1="19.008cm" svg:y1="4.784cm" svg:x2="19.188cm" svg:y2="4.551cm">
          <text:p/>
        </draw:line>
        <draw:line draw:style-name="gr47" draw:text-style-name="P6" draw:layer="layout" svg:x1="18.986cm" svg:y1="4.424cm" svg:x2="19.188cm" svg:y2="4.551cm">
          <text:p/>
        </draw:line>
        <draw:custom-shape draw:style-name="gr53" draw:text-style-name="P14" draw:layer="layout" svg:width="0.763cm" svg:height="0.53cm" svg:x="18.051cm" svg:y="4.074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6" draw:text-style-name="P6" draw:layer="layout" svg:x1="18.099cm" svg:y1="4.074cm" svg:x2="20.592cm" svg:y2="5.916cm">
          <text:p/>
        </draw:line>
        <draw:line draw:style-name="gr54" draw:text-style-name="P15" draw:layer="layout" svg:x1="6.054cm" svg:y1="17.843cm" svg:x2="5.207cm" svg:y2="21.569cm">
          <text:p/>
        </draw:line>
        <draw:line draw:style-name="gr55" draw:text-style-name="P15" draw:layer="layout" svg:x1="6.054cm" svg:y1="17.949cm" svg:x2="6.901cm" svg:y2="21.526cm">
          <text:p/>
        </draw:line>
        <draw:line draw:style-name="gr56" draw:text-style-name="P15" draw:layer="layout" svg:x1="5.418cm" svg:y1="20.426cm" svg:x2="6.667cm" svg:y2="20.405cm">
          <text:p/>
        </draw:line>
        <draw:custom-shape draw:style-name="gr57" draw:text-style-name="P14" draw:layer="layout" svg:width="1.672cm" svg:height="3.715cm" svg:x="5.249cm" svg:y="17.8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8" draw:text-style-name="P16" draw:layer="layout" svg:width="0.699cm" svg:height="0.842cm" svg:x="5.608cm" svg:y="17.044cm">
          <draw:text-box>
            <text:p><text:span text:style-name="T1">E</text:span></text:p>
          </draw:text-box>
        </draw:frame>
        <draw:frame draw:style-name="gr59" draw:text-style-name="P16" draw:layer="layout" svg:width="0.847cm" svg:height="0.725cm" svg:x="4.72cm" svg:y="20.257cm">
          <draw:text-box>
            <text:p><text:span text:style-name="T1">F</text:span></text:p>
          </draw:text-box>
        </draw:frame>
        <draw:frame draw:style-name="gr60" draw:text-style-name="P16" draw:layer="layout" svg:width="0.592cm" svg:height="0.953cm" svg:x="5.905cm" svg:y="20.277cm">
          <draw:text-box>
            <text:p><text:span text:style-name="T1">G</text:span></text:p>
          </draw:text-box>
        </draw:frame>
        <draw:frame draw:style-name="gr61" draw:text-style-name="P16" draw:layer="layout" svg:width="1.186cm" svg:height="0.974cm" svg:x="4.603cm" svg:y="21.442cm">
          <draw:text-box>
            <text:p><text:span text:style-name="T1">H</text:span></text:p>
          </draw:text-box>
        </draw:frame>
        <draw:custom-shape draw:style-name="gr62" draw:text-style-name="P13" draw:layer="layout" svg:width="0.254cm" svg:height="0.296cm" svg:x="5.821cm" svg:y="21.315cm">
          <text:p/>
          <draw:enhanced-geometry svg:viewBox="0 0 21600 21600" draw:type="rectangle" draw:enhanced-path="M 0 0 L 21600 0 21600 21600 0 21600 0 0 Z N"/>
        </draw:custom-shape>
        <draw:frame draw:style-name="gr59" draw:text-style-name="P18" draw:layer="layout" svg:width="0.646cm" svg:height="0.725cm" svg:x="5.735cm" svg:y="21.473cm">
          <draw:text-box>
            <text:p text:style-name="P17"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3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3T12:41:29.791000000</meta:creation-date>
    <dc:date>2024-03-03T22:08:25.332000000</dc:date>
    <meta:editing-duration>PT8H13M44S</meta:editing-duration>
    <meta:editing-cycles>13</meta:editing-cycles>
    <meta:generator>LibreOffice/7.6.4.1$Windows_X86_64 LibreOffice_project/e19e193f88cd6c0525a17fb7a176ed8e6a3e2aa1</meta:generator>
    <meta:document-statistic meta:object-count="166"/>
  </office:meta>
</office:document-meta>
</file>